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0.5pt" fo:font-style="normal" fo:font-weight="normal"/>
    </style:style>
    <style:style style:name="P2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1" fo:font-size="10.5pt" fo:font-style="normal" fo:font-weight="normal"/>
    </style:style>
    <style:style style:name="P3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4" style:family="paragraph" style:parent-style-name="Text_20_body">
      <style:paragraph-properties fo:margin-left="3.75cm" fo:margin-right="0cm" fo:text-align="justify" style:justify-single-word="false" fo:text-indent="0cm" style:auto-text-indent="false"/>
    </style:style>
    <style:style style:name="T1" style:family="text">
      <style:text-properties style:font-name="Times New Roman1" fo:font-size="9pt" fo:font-style="italic" fo:font-weight="normal"/>
    </style:style>
    <style:style style:name="T2" style:family="text">
      <style:text-properties style:font-name="Times New Roman1" fo:font-size="9pt" fo:font-style="italic" style:text-underline-style="solid" style:text-underline-width="auto" style:text-underline-color="font-color" fo:font-weight="normal"/>
    </style:style>
    <style:style style:name="T3" style:family="text">
      <style:text-properties fo:font-size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ega a Defesa que houve erro material na decisão de evento 120, que regrediu o regime do apenado para o fechado (evento 167).</text:p>
      <text:p text:style-name="P1">Em síntese, a Defesa aduz que o apenado cumpria pena em regime aberto e que, portanto, sua regressão deveria ter se dado para o regime semiaberto.</text:p>
      <text:p text:style-name="P1">Instado a se manifestar, o Ministério Público opinou pelo indeferimento do pedido (evento 171).</text:p>
      <text:p text:style-name="P1">Relatados.</text:p>
      <text:p text:style-name="P1">O pedido é improcedente.</text:p>
      <text:p text:style-name="P1">Embora as faltas do apenado no regime aberto tenham sido justificadas e as decisões de regressão para o semiaberto tenham sido revogadas (evento 106), após esclarecimento dos fatos, o apenado cometeu novo crime em 23.01.2022, quando foi preso em razão de denúncias de que estava portando ilegalmente arma de fogo, ocasião, inclusive, que agrediu fisicamente os policias que atenderam a ocorrência, sendo denunciado não só por porte ilegal de arma de fogo, mas também por lesão corporal e resistência (AP nº 0800143-36.2022.8.20.5600).</text:p>
      <text:p text:style-name="P1">Assim, no evento 87, o regime foi novamente regredido -desta feita para o fechado, decisão esta que foi mantida no evento 106.</text:p>
      <text:p text:style-name="P1">Diferente do que aduz a Defesa, não existe obrigação de regredir o regime do aberto somente para o semiaberto.</text:p>
      <text:p text:style-name="P1">Inclusive, clara é a redação do artigo 118 da LEP:</text:p>
      <text:p text:style-name="P4"><text:span text:style-name="T1">Art. 118. A execução da pena privativa de liberdade ficará sujeita à forma regressiva, </text:span><text:span text:style-name="Strong_20_Emphasis"><text:span text:style-name="T2">com a transferência para qualquer dos regimes mais rigorosos</text:span></text:span><text:span text:style-name="T1">, quando o condenado:</text:span></text:p>
      <text:p text:style-name="P4"><text:span text:style-name="T1">I -</text:span><text:span text:style-name="Strong_20_Emphasis"><text:span text:style-name="T2"> praticar fato definido como crime doloso ou falta grave</text:span></text:span><text:span text:style-name="T1">;</text:span></text:p>
      <text:p text:style-name="P1">Isso posto, indefiro o pedido da Defesa e mantenho o regime fechado para o apenado.</text:p>
      <text:p text:style-name="P2">P.R.I. Face ao novo pedido de progressão de regime, <text:span text:style-name="T3">certifiquem-se seus antecedentes criminais e busque-se ACC.</text:span></text:p>
      <text:p text:style-name="P3">Tudo atendido, dê-se vista ao Ministério Public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S</meta:editing-duration>
    <meta:editing-cycles>3</meta:editing-cycles>
    <meta:generator>LibreOffice/5.3.1.2$Windows_X86_64 LibreOffice_project/e80a0e0fd1875e1696614d24c32df0f95f03deb2</meta:generator>
    <dc:date>2022-12-13T15:24:40.960000000</dc:date>
    <meta:document-statistic meta:table-count="0" meta:image-count="0" meta:object-count="0" meta:page-count="1" meta:paragraph-count="14" meta:word-count="276" meta:character-count="1692" meta:non-whitespace-character-count="1430"/>
    <meta:user-defined meta:name="Info 1"/>
    <meta:user-defined meta:name="Info 2"/>
    <meta:user-defined meta:name="Info 3"/>
    <meta:user-defined meta:name="Info 4"/>
  </office:meta>
</office:document-meta>
</file>